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and Emanuel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riday morning./</text:p>
      <text:p text:style-name="P2">My dear Father,/</text:p>
      <text:p text:style-name="P2"><text:tab/>Manuel and I are most deeply/ concerned about your letter. <text:s/>We have thought and/ reasoned and tried to find some way out of our/ troubles, but indeed we cannot find any solution/ that seems a safe one. <text:s/>The great trouble is that/ even if he could be relied on at all, there is no/ work at present for anyone. <text:s/>the Tribune is now/ publishing advertisements for situations free, and/ begging people who can afford it to take extra/ help. <text:s/>Everywhere there is the same story of lack/ of work. <text:s/>When I was in K. C., Mr. Simm's arranged/ for his being taken to St. Louis free, and actually sup-/posed that he had gone, but at the last moment he/ refused to go, claiming that he could not get work/ in a strange place. <text:s/>We both feel certain that/ the money spent on sending him away &amp; supporting/ him would be thrown away at this time, and we/ feel that the only thing to be done, is to give him/ a respite to regain if possible physical strength &amp;/ mental equilibrium. <text:s/>That respite must be in/ Minneapolis, where we shall keep him as short/ a time as possible &amp; then send him to his/ next destination as soon as something offers./</text:p>
      <text:p text:style-name="P2"><text:soft-page-break/></text:p>
      <text:p text:style-name="P2">[Page 2]</text:p>
      <text:p text:style-name="P2">Of course I never intended to say that he should/ work in Phila. or remain there permanently. <text:s/>If/ you still wish him to be sent to Texas, Manuel/ will go to Chicago for that purpose but it seems/ to us that this will not shorten our evil days./</text:p>
      <text:p text:style-name="P2">As to his coming here. <text:s/>It seems to me that it would/ be best to manage it so. <text:s/>You write to him and/ say that you cannot take him, but that for your/ sake, we have consented to do so. <text:s/>That he is to/ be here until he has recovered himself, meanwhile/ using every means to obtain work far from/ us all. <text:s/>That he is to remain in the house/ while here, unless he goes out with me and/ to try not to abuse our confidence while with/ us. <text:s/>That he is to write to me at once/ or to telegraph telling me when he will be here./ <text:s/>Now, dear Papa, you know that it gives me/ happiness to do anything for you, and since I/ have a husband who is ready to bear my/ burdens, you must let us do this; hoping that/ it may turn out for the best. <text:s/>I know that/ the fact that he is here will relieve you from/ a little of your anxiety at least as regards/</text:p>
      <text:p text:style-name="P2"/>
      <text:p text:style-name="P2">[Page 3]</text:p>
      <text:p text:style-name="P2">the money, let us wait to speak of that./</text:p>
      <text:p text:style-name="P2">Manuel advises that you take his (L's) receipt/ in the form of <text:span text:style-name="T2">note</text:span><text:span text:style-name="T3"> for all money you/ have sent &amp; continue to send. <text:s/>You will understand/ the reason for this./</text:span></text:p>
      <text:p text:style-name="P2"><text:span text:style-name="T3">Indeed my heart aches when I think of/ all your troubles, and I do not find any comfort/ Your loving/ Nina/</text:span></text:p>
      <text:p text:style-name="P2"><text:span text:style-name="T3">My dear Mr. Morais,/</text:span></text:p>
      <text:p text:style-name="P2"><text:span text:style-name="T3"><text:tab/>My judgment is that it would be a/ waste of money and perhaps worse, to send Leon into a strange/</text:span></text:p>
      <text:p text:style-name="P2"><text:span text:style-name="T3"/></text:p>
      <text:p text:style-name="P2"><text:span text:style-name="T3">[Page 4]</text:span></text:p>
      <text:p text:style-name="P2"><text:span text:style-name="T3">place now. <text:s/>He ought to be taken where he can get some encour-/agement and some physical rest. <text:s/>I know of no plan better than/ Nina's for that purpose, and for myself, I shall be glad to do/ what I can to give Leon another start. <text:s/>There is always hope for/ better things, and I should feel that I had not done my duty, if/ I did not give the boy a helping hand. <text:s/>I know that Leon's/ conduct has given you much pain and anxiety, but he may still/ be a credit to you. <text:s/>Much stranger things have happened. <text:s/>He is young/ and thoughtless. <text:s/>He is physically worn out, and he cannot readily re-/sist temptations. <text:s/>Let us give him another chance, and when the proper/ time comes, start him again with health and hope. <text:s/>I don't think any of/ us will need regret what we do for him. <text:s/>Yours Truly/ Emanue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35:30.85</meta:creation-date>
    <meta:document-statistic meta:table-count="0" meta:image-count="0" meta:object-count="0" meta:page-count="3" meta:paragraph-count="75" meta:word-count="841" meta:character-count="4745"/>
    <dc:date>2011-12-19T13:52:24.47</dc:date>
    <dc:creator>Penn Libraries</dc:creator>
    <meta:editing-duration>PT00H00M32S</meta:editing-duration>
    <meta:editing-cycles>1</meta:editing-cycles>
    <meta:generator>OpenOffice.org/3.2$Win32 OpenOffice.org_project/320m12$Build-9483</meta:generator>
  </office:meta>
</office:document-meta>
</file>